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times new roman" svg:font-family="'times new roman', 'new york', times, serif"/>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times new roman" fo:font-size="12pt"/>
    </style:style>
    <style:style style:name="T1" style:family="text">
      <style:text-properties fo:font-weight="bold"/>
    </style:style>
    <style:style style:name="T2" style:family="text">
      <style:text-properties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structuras del TP (cuando se usa la palabra id, se refiere a la clave autonumerica):</text:p>
      <text:p text:style-name="Standard"/>
      <text:p text:style-name="Standard">1- Hash Votante/id =  <text:span text:style-name="T1">clave</text:span>: DNI (pasar de int a string), <text:span text:style-name="T1">offset</text:span>: id del votante</text:p>
      <text:p text:style-name="Standard">2- Hash idVotante/offset =  <text:span text:style-name="T1">clave</text:span>: id_votante, <text:span text:style-name="T1">offset</text:span>: offset del votante en el archivo</text:p>
      <text:p text:style-name="Standard"/>
      <text:p text:style-name="Standard">3- Hash Distrito/id = <text:span text:style-name="T1">clave</text:span>: nombreDistrito (string), <text:span text:style-name="T1">offset</text:span>: id del distrito</text:p>
      <text:p text:style-name="Standard">4- Hash idDistrito/offset = <text:s/><text:span text:style-name="T1">clave</text:span>: id_distrito, <text:span text:style-name="T1">offset</text:span>: offset del distrito en el archivo</text:p>
      <text:p text:style-name="Standard"/>
      <text:p text:style-name="Standard">5- Hash Cargo/id = <text:span text:style-name="T1">clave</text:span>: cargoPrincipal (string), <text:span text:style-name="T1">offset</text:span>: id del cargo</text:p>
      <text:p text:style-name="Standard">6- Hash idCargo/offset: <text:span text:style-name="T1">clave</text:span>: id_cargo, <text:span text:style-name="T1">offset</text:span>: offset del cargo en el archivo</text:p>
      <text:p text:style-name="Standard"/>
      <text:p text:style-name="Standard">7- Arbol Candidato/id = <text:span text:style-name="T1">clave</text:span>: fecha$cargoPpal$nombreLista$DNI(string). <text:span text:style-name="T1">offset</text:span>: id del candidato</text:p>
      <text:p text:style-name="Standard">8- Hash Candidato = <text:span text:style-name="T1">clave</text:span>: id_candidato, <text:span text:style-name="T1">offset</text:span>: offset del candidato en el archivo</text:p>
      <text:p text:style-name="Standard"/>
      <text:p text:style-name="Standard">9- Arbol Lista/id = <text:span text:style-name="T1">clave</text:span>: fecha$cargoPpal$nombreLista. <text:span text:style-name="T1">offset</text:span>: id de la lista. (el $ es el simbolo q vamos a usar para concatenar las cadenas. Hay un metodo en utilidades que es indexarFecha. La fecha en el arbol va a estar ordenada como aaaammdd, y en el archivo de datos como ddmmaaaa. En el arbol si se quiere hacer una recuperacion secuencial, importa esta indexacion xq el orden de las fechas es por año+mes+dia, por eso cuando busquen por fecha en el arbol (en ObtenerRegistro), pasar primero a formato aaaammdd).</text:p>
      <text:p text:style-name="Standard">10- Hash idLista/offset = <text:span text:style-name="T1">clave</text:span>: id_lista, <text:span text:style-name="T1">offset</text:span>: offset de la lista en el archivo</text:p>
      <text:p text:style-name="Standard"/>
      <text:p text:style-name="Standard">11- Arbol Eleccion/id = <text:span text:style-name="T1">clave</text:span>: fecha$cargoPrincipal . <text:span text:style-name="T1">offset</text:span>: id_eleccion. </text:p>
      <text:p text:style-name="Standard">12- Hash idEleccion/offset = <text:span text:style-name="T1">clave</text:span>: id_eleccion . <text:span text:style-name="T1">offset</text:span>: offset en el archivo</text:p>
      <text:p text:style-name="Standard"/>
      <text:p text:style-name="Standard"><text:tab/>Este arbol es para cuando el votante quiera ver las elecciones que tiene para ese dia, el getEleccionesPorFecha. Se ingresa por ejemplo "201021" (fecha indexada) sin poner un cargo. Se hace una busqueda aproximada en el arbol para que devuelva todos los ids de eleccion con esa fecha. Se comparan esos ids con los ids de las elecciones que tiene asociado el votante (que serian las elecciones en las que ya voto) para que no vote de vuelta. Desp de filtrar estos ids, se usan los restantes para levantar las elecciones con el hash de id_eleccion/offset. Luego se hace una busqueda secuencial en el vector de distritos asociado a cada eleccion obtenida, lo que se busca es que coincida el nombre del distrito con el distrito del votante (usar while con un bool encontrado, no for), y si se encuentra la coincidencia, esa eleccion esta disponible para que el votante vote. Cuando se recorrieron todos los distritos de todas las elecciones, se devuelve un vector de elecciones donde estaba el distrito del votante.</text:p>
      <text:p text:style-name="Standard"/>
      <text:p text:style-name="Standard"><text:span text:style-name="T2">Aclaracion</text:span>: Como seria masomenos el procedimiento de votacion del votante? Cuando el votante ingresa al sistema, se le muestra por pantalla las elecciones que tiene disponible para votar. Como se haria esto? Se obtiene la fecha actual . Se llama a getEleccionesPorFecha que hace todo lo dicho arriba. Se muestra por pantalla los datos de las elecciones disponibles (fecha y cargo a votar) Se le pregunta al votante si quiere votar. Si decide votar, se le tienen que mostrar las listas para que vote. Para eso se le pasa al arbol de Lista el parametro "fecha$cargoPpal" (con una busqueda aproximada) que se saca de la eleccion que se devolvio. Con esto se saquen todas las listas con esa combinacion de "fecha$cargoPpal". Cuando estan todas las listas se vota y esas cosas.</text:p>
      <text:p text:style-name="Standard">Cuando se acepta el voto definitivo, se tendria q guardar en el registro del votante el id de la eleccion que voto (o algo que lo registre) para que no vote 2 veces. </text:p>
      <text:p text:style-name="Standard"/>
      <text:p text:style-name="Standard">13- ARBOL REPORTE DISTRITO = <text:span text:style-name="T1">clave</text:span>: nom_distrito$fecha$cargoPrincipal$nom_lista . <text:span text:style-name="T1">offset</text:span>: offset del conteo en el archivo.</text:p>
      <text:p text:style-name="Standard"/>
      <text:p text:style-name="Standard"/>
      <text:p text:style-name="Standard"><text:soft-page-break/>14- ARBOL REPORTE LISTA = <text:span text:style-name="T1">clave</text:span>: fecha$cargoPrincipal$nom_lista$nom_distrito . <text:span text:style-name="T1">offset</text:span>: offset del conteo en el archivo.</text:p>
      <text:p text:style-name="Standard"/>
      <text:p text:style-name="Standard">15 – ARBOL REPORTE ELECCION = <text:span text:style-name="T1">clave</text:span>: fecha$cargoPrincipal$nom_distrito$nom_lista . <text:span text:style-name="T1">offset</text:span>: offset del conteo en el archivo.</text:p>
      <text:p text:style-name="Standard"/>
      <text:p text:style-name="Standard">Estos se usan para la clase conteo. Los conteos se crean cuando se da de alta una lista, y se incrementa la cantidad de votos cuando un votante vota. Luego se usan desde informe para hacer los reportes.</text:p>
      <text:p text:style-name="Standard"/>
      <text:p text:style-name="Standard"/>
      <text:p text:style-name="Standard"/>
      <text:p text:style-name="Standard"/>
      <text:p text:style-name="Standard"/>
      <text:p text:style-name="Standard">APUNTE CLAVES PARA USAR OBTENER_REGISTRO:</text:p>
      <text:p text:style-name="Standard">Por si sirve esta aclaracion para el informe o manual:</text:p>
      <text:p text:style-name="Standard"/>
      <text:p text:style-name="P1">/*<text:line-break/> * Formato de las Claves (todas strings):<text:line-break/> * <text:line-break/> * Aclaraciones: <text:line-break/> * 1 - Cuando se guarda una clave en el hash o arbol, antes se hace Utilidaes::formatearClave(clave)<text:line-break/> * para reemplazar los espacios por '&amp;'.<text:line-break/> * <text:line-break/> * 2 - Para las claves con fechas, tambien antes de guardarlas se le hace a la fecha Utilidades::indexarFecha(fecha)<text:line-break/> * para llevarla al formato aaaammdd (la fecha original ingresada por el admin debe ser del formato ddmmaaaa o dd/mm/aaaa. No es<text:line-break/> * valido un formato d/m/aaaa, es decir, debe completarse con ceros si es menor a 10.<text:line-break/> *  <text:line-break/> * 3 - Tambien cuando una clave es compuesta, se concatenan los strings con '$'.<text:line-break/> * <text:line-break/> * Ejemplo ilustrativo: el admin habia insertado una lista con fecha "20/10/2011", cargo "Diputado Cordoba", nombre "UCR".<text:line-break/> * El ABMentidades::altaLista inserta la clave en la forma "20111020$Diputado&amp;Cordoba$UCR".<text:line-break/> * De esta ultima forma es como se debe pasar la clave a ConsultaEntidades::ObtenerRegistro.</text:p>
      <text:p text:style-name="P1"><text:s/>* CAMBIO: ObtenerRegistro lo primero que hace es formatear la clave pasada por parametro <text:s text:c="2"/>*(Utilidades::formatearClave). <text:s/>PERO no indexa la fecha ni concatena con $.<text:line-break/> * <text:line-break/> * Distrito: "nombre_distrito" | Ejemplo: "Lanus"<text:line-break/> *<text:line-break/> * Cargo: "nombre_cargo" | Ejemplo: "Intendente&amp;Lanus"<text:line-break/> *<text:line-break/> * Eleccion: "fecha$cargo" | Ejemplo: "20111020$Intendente&amp;Lanus"<text:line-break/> * <text:line-break/> * Lista: "fecha$cargo$nombreLista" | Ejemplo: "20111020$Intendente&amp;Lanus$UCR"<text:line-break/> * <text:line-break/> * Votante: "DNI" | Ejemplo: "34094150"<text:line-break/> * <text:line-break/> * Candidato: "fecha$cargo$nombreLista$DNI" | Ejemplo: "20111020$Intendente&amp;Lanus$UCR$34094150"<text:line-break/> *<text:line-break/><text:soft-page-break/> *<text:line-break/> */</text:p>
      <text:p text:style-name="Standard"/>
      <text:p text:style-name="Standard"/>
      <text:p text:style-name="Standard"/>
      <text:p text:style-name="Standard">COSAS MISCELANEAS:</text:p>
      <text:p text:style-name="Standard"/>
      <text:p text:style-name="Standard">Ya probe todas las persistencias tanto desde dataAccess como desde ABMentidades (las altas). Tb funciona la clase ConsultaEntidades, que tiene el metodo obtenerRegistro(string clave, Guardable &amp;aSobreescribir). Esto es para obtener un registro de la base de datos. Retorna true si se obtuvo, false si no se pudo obtener (xq no existia esa clave). Ojo: hay q pasar bien la clave.<text:line-break/><text:line-break/>Cuando el admin desee hacer un alta de una entidad, excepto conteo, debe hacerlo desde las altas que estan en ABMentidades. Pueden agregar la llamada a funcion al menu.<text:line-break/><text:line-break/>Una aclaracion: si algun metodo de alta de la clase altaEntidades les devuelve false, es xq ya existia ese registro en la base de deatos. Si devuelve true, es xq se agrego. Los IDs de las cosas que se dan de alta se asignan automaticamente en estos metodos, o sea el admin no tiene q asignar ningun ID a nada cuando crea un registro para dar de alta.</text:p>
      <text:p text:style-name="Standard"/>
      <text:p text:style-name="Standard">(TODO LO SIGUIENTE PUEDE SER INCLUIDO EN EL MANUAL)<text:line-break/><text:line-break/>Una cosa que me olvide.<text:line-break/>Cuando se quiere dar de alta una entidad que tiene referencias a otras entidades, ej: lista (tiene ref a eleccion, y eleccion a cargo (que tiene cargos sec) y distritos), se tiene que dar de alta TODO desde ABMentidades en el orden correcto. Esto quiere decir 2 cosas (uso como ejemplo dar de alta una lista):<text:line-break/><text:line-break/>1- NO puedo hacer desde el menu de admin: CREAR una eleccion y NO darla de alta con altaEleccion, y desp asignar la eleccion a una lista. xq? xq esa eleccion no tiene id asignado hasta que se le de el alta con altaEleccion, entonces cuando guarde la lista, voy a guardar el id de esa eleccion como "0", y aparte no se crean los indices en el hash.<text:line-break/><text:line-break/>2- La forma correcta es esta (ir de menor a mayor): Creo los distritos de la eleccion asociada a la lista. Los creo Y los doy de ALTA con altaDistrito.<text:line-break/>    Desp creo el cargo de esa eleccion: llamo al constructor, luego llamo a agregarCargoSecundario(string cargo) (si tienen que agregarse), doy de ALTA el cargo con altaCargo. <text:line-break/>    Luego se puede llamar al constructor de eleccion. Para el constructor necesito el cargo y un distrito. Si los distritos y cargos <text:span text:style-name="T2">los seguia teniendo en memoria</text:span>, se llama al constructor de eleccion con esos y luego le agrego los distritos que necesite. Si los distritos y cargos <text:span text:style-name="T2">no los tengo mas en memoria</text:span>, debo levantarlos de la base de datos uno por uno, con el metodo ObtenerRegistro de la clase ConsultaEntidades, y luego cuando estan en memoria se preocede de la misma forma. Cuando tengo la eleccion lista para guardarla, la doy de alta con altaEleccion.<text:line-break/>    Por ultimo, se crea una lista nueva, llamando al constructor, que necesita una eleccion. De vuelta, si la eleccion esta en memoria, se hace directamente. Si no esta en memoria, se llama a ObtenerRegistro y se le pasa la clave de la eleccion que quiero levantar a memoria. Cuando se levanta la eleccion de la base de datos, se levanta de tal forma que ya tiene su cargo  y distritos perfectos (es decir que se hace todo automatico). Se pasa la eleccion como parametro al constructor de Lista y se crea la lista. Luego de creada, se da de alta con altaLista.<text:line-break/><text:line-break/>Similar orden para votante, eleccion y candidato. El orden de dependencias es este (de totalmente <text:soft-page-break/>indep a mas dependiente):<text:line-break/>Distrito -&gt; totalmente indep.<text:line-break/>Cargo -&gt; totalmente indep (agregar cargos secundarios antes de dar de alta el cargo).<text:line-break/>Eleccion -&gt; necesita cargo y distritos (agregar los distritos donde se va a votar antes de dar de alta la eleccion).<text:line-break/>Lista -&gt; necesita eleccion.<text:line-break/>Votante -&gt; necesita distrito inicialmente (para el constructor). si se quiere utilizar el metodo agregarEleccion (la eleccion que se agrega es una eleccion en la q ya voto, esto se hace cuando termina de votar para una eleccion), se debe tener dada de alta la eleccion (y desp se tiene q guardar de vuelta el votante como "modificado" al final del archivo (esto lo escribo para no olvidarme YO))<text:line-break/>Candidato-&gt; depende de lista y votante (en definitiva de todas las anterior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times new roman" svg:font-family="'times new roman', 'new york', times, serif"/>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rtin Lucero</meta:initial-creator>
    <meta:creation-date>2011-10-19T18:40:19</meta:creation-date>
    <meta:document-statistic meta:table-count="0" meta:image-count="0" meta:object-count="0" meta:page-count="4" meta:paragraph-count="27" meta:word-count="1589" meta:character-count="9613"/>
    <dc:date>2011-10-19T19:43:55</dc:date>
    <dc:creator>Martin Lucero</dc:creator>
    <meta:editing-duration>PT13M4S</meta:editing-duration>
    <meta:editing-cycles>1</meta:editing-cycles>
    <meta:generator>LibreOffice/3.3$Unix LibreOffice_project/330m19$Build-401</meta:generator>
  </office:meta>
</office:document-meta>
</file>